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 fo:color="#000000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L'adhésion est libre, à partir de 5 € par famille pour l'année scolaire. </text:span></text:p>
      <text:p text:style-name="P1"><text:span text:style-name="T1">Votre adhésion soutient l'éc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